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12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7832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c7832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ssu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kbroadca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throws error, but good reseponse</text:p>
          </table:table-cell>
          <table:table-cell office:value-type="string" calcext:value-type="string">
            <text:p>V4(Ipv4Network { addr: 10.0.0.140, prefix: 24 })</text:p>
          </table:table-cell>
        </table:table-row>
        <table:table-row table:style-name="ro1">
          <table:table-cell office:value-type="string" calcext:value-type="string">
            <text:p>mkchatmumble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hatteamspeak</text:p>
          </table:table-cell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Error: Docker Error: error trying to connect: Permission denied (os error 13)</text:p>
          </table:table-cell>
        </table:table-row>
        <table:table-row table:style-name="ro1">
          <table:table-cell office:value-type="string" calcext:value-type="string">
            <text:p>mkcron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databas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db level 27</text:p>
          </table:table-cell>
        </table:table-row>
        <table:table-row table:style-name="ro1">
          <table:table-cell office:value-type="string" calcext:value-type="string">
            <text:p>mkinotify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kngin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eeds the certs/etc for ssl</text:p>
          </table:table-cell>
        </table:table-row>
        <table:table-row table:style-name="ro1">
          <table:table-cell office:value-type="string" calcext:value-type="string">
            <text:p>mkpgadmi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pgbouncer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ortaine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rabbitmq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mktransmissi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weba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8:45:29.603000000</meta:creation-date>
    <dc:date>2021-07-17T20:01:16.907000000</dc:date>
    <meta:editing-duration>P1DT1H15M36S</meta:editing-duration>
    <meta:editing-cycles>27</meta:editing-cycles>
    <meta:generator>LibreOffice/6.2.3.2$Windows_X86_64 LibreOffice_project/aecc05fe267cc68dde00352a451aa867b3b546ac</meta:generator>
    <meta:document-statistic meta:table-count="1" meta:cell-count="63" meta:object-count="0"/>
  </office:meta>
</office:document-meta>
</file>